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3CA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4.6327083333333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3.94229166666667cm"/>
    </style:style>
    <style:style style:name="ro1" style:family="table-row">
      <style:table-row-properties style:row-height="5.9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/>
          <table:table-cell table:style-name="ce1"/>
          <table:table-cell table:number-columns-repeated="5" table:style-name="ce2"/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tbempresaturistic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empresaturisticaid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string" table:style-name="ce6">
            <text:p>empresaturisticacodig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string" table:style-name="ce6">
            <text:p>empresaturisticanombre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string" table:style-name="ce6">
            <text:p>empresaturisticadescripcion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string" table:style-name="ce7">
            <text:p>empresaturisticaubicacion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6" table:style-name="ce4">
            <text:p>6</text:p>
          </table:table-cell>
          <table:table-cell office:value-type="string" table:style-name="ce6">
            <text:p>empresaturisticaestad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7" table:style-name="ce4">
            <text:p>7</text:p>
          </table:table-cell>
          <table:table-cell office:value-type="string" table:style-name="ce7">
            <text:p>empresaturisticatip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8" table:style-name="ce4">
            <text:p>8</text:p>
          </table:table-cell>
          <table:table-cell office:value-type="string" table:style-name="ce7">
            <text:p>empresaturisticaemail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9" table:style-name="ce4">
            <text:p>9</text:p>
          </table:table-cell>
          <table:table-cell office:value-type="string" table:style-name="ce8">
            <text:p>empresaturisticatelefono</text:p>
          </table:table-cell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16379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style-name="ce9"/>
          <table:table-cell table:number-columns-repeated="4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number-columns-repeated="5" table:style-name="ce1"/>
          <table:table-cell table:style-name="ce4"/>
          <table:table-cell table:number-columns-repeated="16373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style-name="ce4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3" table:style-name="ro2">
          <table:table-cell/>
          <table:table-cell table:style-name="ce4"/>
          <table:table-cell table:style-name="ce1"/>
          <table:table-cell table:style-name="ce2"/>
          <table:table-cell table:style-name="ce9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10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9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2"/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style-name="ce11"/>
          <table:table-cell table:number-columns-repeated="2" table:style-name="ce9"/>
          <table:table-cell table:number-columns-repeated="16377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number-rows-repeated="2" table:style-name="ro2">
          <table:table-cell/>
          <table:table-cell table:style-name="ce4"/>
          <table:table-cell table:style-name="ce9"/>
          <table:table-cell table:style-name="ce2"/>
          <table:table-cell table:number-columns-repeated="3" table:style-name="ce9"/>
          <table:table-cell table:number-columns-repeated="16377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style-name="ce9"/>
          <table:table-cell table:style-name="ce2"/>
          <table:table-cell table:number-columns-repeated="16380" table:style-name="ce1"/>
        </table:table-row>
        <table:table-row table:number-rows-repeated="10" table:style-name="ro2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28" table:style-name="ro2">
          <table:table-cell table:number-columns-repeated="3"/>
          <table:table-cell table:style-name="ce2"/>
          <table:table-cell table:number-columns-repeated="16380"/>
        </table:table-row>
        <table:table-row table:number-rows-repeated="1048500" table:style-name="ro3">
          <table:table-cell table:number-columns-repeated="16384"/>
        </table:table-row>
      </table:table>
      <table:table table:name="medic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Medico</text:p>
          </table:table-cell>
          <table:table-cell office:value-type="string" table:style-name="ce12">
            <text:p>Catalogo Nuevo Medico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3">
            <text:p>tabla</text:p>
          </table:table-cell>
          <table:table-cell office:value-type="string" table:style-name="ce13">
            <text:p>sql</text:p>
          </table:table-cell>
          <table:table-cell office:value-type="string" table:style-name="ce13">
            <text:p>campo</text:p>
          </table:table-cell>
          <table:table-cell office:value-type="string" table:style-name="ce13">
            <text:p>valor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office:string-value="tbempresaturistica" table:formula="of:=[Tablas.C2]" table:style-name="ce1">
            <text:p>tbempresaturistica</text:p>
          </table:table-cell>
          <table:table-cell office:value-type="string" table:style-name="ce1">
            <text:p>update</text:p>
          </table:table-cell>
          <table:table-cell office:value-type="string" office:string-value="empresaturisticacodigo, empresaturisticanombre, empresaturisticadescripcion, empresaturisticaubicacion, empresaturisticaestado, empresaturisticatipo" table:formula="of:=CONCATENATE([Tablas.C4];&quot;, &quot;;[Tablas.C5];&quot;, &quot;;[Tablas.C6];&quot;, &quot;;[Tablas.C7];&quot;, &quot;;[Tablas.C8];&quot;, &quot;;[Tablas.C9])" table:style-name="ce1">
            <text:p>empresaturisticacodigo, empresaturisticanombre, empresaturisticadescripcion, empresaturisticaubicacion, empresaturisticaestado, empresaturisticatipo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actualiza registro</text:p>
          </table:table-cell>
          <table:table-cell table:number-columns-repeated="16378"/>
        </table:table-row>
        <table:table-row table:style-name="ro2">
          <table:table-cell/>
          <table:table-cell office:value-type="string" office:string-value="tbempresaturistica" table:formula="of:=[Tablas.C2]" table:style-name="ce1">
            <text:p>tbempresaturistica</text:p>
          </table:table-cell>
          <table:table-cell office:value-type="string" table:style-name="ce1">
            <text:p>insert</text:p>
          </table:table-cell>
          <table:table-cell office:value-type="string" office:string-value="empresaturisticacodigo, empresaturisticanombre, empresaturisticadescripcion, empresaturisticaubicacion, empresaturisticaestado, empresaturisticatipo, empresaturisticaemail" table:formula="of:=CONCATENATE([Tablas.C4];&quot;, &quot;;[Tablas.C5];&quot;, &quot;;[Tablas.C6];&quot;, &quot;;[Tablas.C7];&quot;, &quot;;[Tablas.C8];&quot;, &quot;;[Tablas.C9];&quot;, &quot;;[Tablas.C10])" table:style-name="ce1">
            <text:p>empresaturisticacodigo, empresaturisticanombre, empresaturisticadescripcion, empresaturisticaubicacion, empresaturisticaestado, empresaturisticatipo, empresaturisticaemail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inserto registro</text:p>
          </table:table-cell>
          <table:table-cell table:number-columns-repeated="16378"/>
        </table:table-row>
        <table:table-row table:style-name="ro2">
          <table:table-cell/>
          <table:table-cell office:value-type="string" office:string-value="tbempresaturistica" table:formula="of:=[Tablas.C2]" table:style-name="ce1">
            <text:p>tbempresaturistica</text:p>
          </table:table-cell>
          <table:table-cell office:value-type="string" table:style-name="ce1">
            <text:p>delete</text:p>
          </table:table-cell>
          <table:table-cell office:value-type="string" office:string-value="empresaturisticaemail" table:formula="of:=[Tablas.C10]" table:style-name="ce1">
            <text:p>empresaturisticaemail</text:p>
          </table:table-cell>
          <table:table-cell office:value-type="string" table:style-name="ce1">
            <text:p>´si´</text:p>
          </table:table-cell>
          <table:table-cell office:value-type="string" table:style-name="ce14">
            <text:p>cambia el estado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niel59948@outlook.es</dc:creator>
    <meta:creation-date>2017-06-30T09:18:06Z</meta:creation-date>
    <dc:date>2020-03-28T22:04:45Z</dc:date>
    <meta:editing-cycles>9</meta:editing-cycles>
    <meta:editing-duration>PT82994S</meta:editing-duration>
  </office:meta>
</office:document-meta>
</file>